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6.114cm" style:use-optimal-column-width="false"/>
    </style:style>
    <style:style style:name="co2" style:family="table-column">
      <style:table-column-properties style:column-width="67.396cm" style:use-optimal-column-width="false"/>
    </style:style>
    <style:style style:name="ro1" style:family="table-row">
      <style:table-row-properties style:row-height="39.779cm" style:use-optimal-row-height="false"/>
    </style:style>
    <style:style style:name="ro2" style:family="table-row">
      <style:table-row-properties style:row-height="20.889cm" style:use-optimal-row-height="false"/>
    </style:style>
    <style:style style:name="ro3" style:family="table-row">
      <style:table-row-properties style:row-height="30.334cm" style:use-optimal-row-height="false"/>
    </style:style>
    <style:style style:name="ce1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2" style:family="text">
      <style:text-properties style:font-name="Alvi Nastaleeq" fo:font-size="2pt" style:font-name-asian="Liberation Sans1" style:font-size-asian="2pt" style:font-name-complex="Alvi Nastaleeq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frame draw:style-name="gr1" draw:layer="layout" svg:width="143.509cm" svg:height="191.448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ایک روز ایک صاحبِ زلفِ دراز نے</text:span><text:span text:style-name="T1"><text:line-break/></text:span><text:span text:style-name="T1">ہم سے کہا کہ کب یہ ہنر مند کی بات ہے</text:span><text:span text:style-name="T1"><text:line-break/></text:span><text:span text:style-name="T1">آتا نہیں ہے ذکرِ رسولِ خدا تمہیں</text:span><text:span text:style-name="T1"><text:line-break/></text:span><text:span text:style-name="T1">بس فاطمہ کی بات ہے، حیدر کی بات ہے</text:span><text:span text:style-name="T2"><text:line-break/></text:span><text:span text:style-name="T2"/></text:p>
              </table:table-cell>
              <table:covered-table-cell table:style-name="ce2"/>
            </table:table-row>
            <table:table-row table:style-name="ro2" table:default-cell-style-name="ce1">
              <table:table-cell>
                <text:p text:style-name="P1"><text:span text:style-name="T1">میں نے کیا جو دعوتِ اول کا تذکرہ</text:span><text:span text:style-name="T1"><text:line-break/></text:span><text:span text:style-name="T1">بولے ہٹاؤ اس میں تو حیدر کی بات ہے</text:span><text:span text:style-name="T2"><text:line-break/></text:span><text:span text:style-name="T2"/></text:p>
              </table:table-cell>
              <table:table-cell>
                <text:p text:style-name="P1"><text:span text:style-name="T1">میں نے کہا کہ ذکرِ رسولِ خدا کروں</text:span><text:span text:style-name="T1"><text:line-break/></text:span><text:span text:style-name="T1">کہنے لگے کہ ہاں یہی جوہر کی بات ہے</text:span><text:span text:style-name="T2"><text:line-break/></text:span><text:span text:style-name="T2"/></text:p>
              </table:table-cell>
            </table:table-row>
            <table:table-row table:style-name="ro1" table:default-cell-style-name="ce1">
              <table:table-cell>
                <text:p text:style-name="P1"><text:span text:style-name="T1">میں نے سنایا آیہ تطہیر کا نزول</text:span><text:span text:style-name="T1"><text:line-break/></text:span><text:span text:style-name="T1">بولے ہٹاؤ اِس میں تو ایک گھر کی بات ہے</text:span><text:span text:style-name="T1"><text:line-break/></text:span><text:span text:style-name="T1">میں نے سنایا آیہ تطہیر کا نزول</text:span><text:span text:style-name="T1"><text:line-break/></text:span><text:span text:style-name="T1">بولے کے گھر میں رہنے دو یہ گھر کی بات ہے</text:span><text:span text:style-name="T2"><text:line-break/></text:span><text:span text:style-name="T2"/></text:p>
              </table:table-cell>
              <table:table-cell>
                <text:p text:style-name="P1"><text:span text:style-name="T1">میں نے کہا جہادِ پیمبر کروں بیان</text:span><text:span text:style-name="T1"><text:line-break/></text:span><text:span text:style-name="T1">خندق کا ذکر ہے کہیں خیبر کی بات ہے</text:span><text:span text:style-name="T1"><text:line-break/></text:span><text:span text:style-name="T1">کہنے لگے کہ اور کوئی تذکرہ کرو</text:span><text:span text:style-name="T1"><text:line-break/></text:span><text:span text:style-name="T1">اس میں تو ساف حیدرِ داور کی بات ہے</text:span><text:span text:style-name="T2"><text:line-break/></text:span><text:span text:style-name="T2"/></text:p>
              </table:table-cell>
            </table:table-row>
            <table:table-row table:style-name="ro3">
              <table:table-cell table:style-name="ce1" table:number-columns-spanned="2">
                <text:p text:style-name="P1"><text:span text:style-name="T1">میں نے نبی کی بت شکنی کا کیا جو ذکر</text:span><text:span text:style-name="T1"><text:line-break/></text:span><text:span text:style-name="T1">بولے کہ دکھتی ہوئی رگ کو نہ چھیڑیے</text:span><text:span text:style-name="T1"><text:line-break/></text:span><text:span text:style-name="T1">پاءِ علی و دوشِ پیمبر کی بات ہے</text:span><text:span text:style-name="T2"><text:line-break/></text:span><text:span text:style-name="T2"/></text:p>
              </table:table-cell>
              <table:covered-table-cell table:style-name="ce2"/>
            </table:table-row>
            <table:table-row table:style-name="ro2" table:default-cell-style-name="ce1">
              <table:table-cell>
                <text:p text:style-name="P1"><text:span text:style-name="T1">میں نے نبی کے آخری حج کا کیا جو ذکر</text:span><text:span text:style-name="T1"><text:line-break/></text:span><text:span text:style-name="T1">بولے کہ یہ غدیر کے ممبر کی بات ہے</text:span><text:span text:style-name="T2"><text:line-break/></text:span><text:span text:style-name="T2"/></text:p>
              </table:table-cell>
              <table:table-cell>
                <text:p text:style-name="P1"><text:span text:style-name="T1">میں نے سنایا جب شبِ ہجرت کا واقعہ</text:span><text:span text:style-name="T1"><text:line-break/></text:span><text:span text:style-name="T1">بولے کہ یہ رسول کے بستر کی بات ہے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1" table:number-columns-spanned="2">
                <text:p text:style-name="P1"><text:span text:style-name="T1">میں نے کہا کہ ذکرِ نبی یا اللہ کس طرح کروں</text:span><text:span text:style-name="T1"><text:line-break/></text:span><text:span text:style-name="T1">احمد کی بات بات میں حیدر کی بات ہے</text:span><text:span text:style-name="T1"><text:line-break/></text:span><text:span text:style-name="T1">بولے کہ ذکر اوروں کا آتا نہیں ہے کیوں</text:span><text:span text:style-name="T1"><text:line-break/></text:span><text:span text:style-name="T1">میں نے کہا کہ یہ تو مقدر کی بات ہے</text:span><text:span text:style-name="T2"><text:line-break/></text:span><text:span text:style-name="T2"/></text:p>
              </table:table-cell>
              <table:covered-table-cell table:style-name="ce2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43.51cm" fo:page-height="191.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27T20:37:55.107971100</dc:date>
    <meta:creation-date>2024-02-19T10:23:18Z</meta:creation-date>
    <meta:generator>LibreOffice/25.8.4.2$Windows_X86_64 LibreOffice_project/290daaa01b999472f0c7a3890eb6a550fd74c6df</meta:generator>
    <meta:editing-duration>PT9M19S</meta:editing-duration>
    <meta:editing-cycles>2</meta:editing-cycles>
    <meta:document-statistic meta:object-count="1"/>
  </office:meta>
</office:document-meta>
</file>